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Generate CP (Character Points)</text:span></text:p>
      <text:p text:style-name="P1"><text:span text:style-name="T1">2. Choose setting (realistic, itermediary, Heroic)</text:span></text:p>
      <text:p text:style-name="P1"><text:span text:style-name="T1">3a. Give attribute points</text:span></text:p>
      <text:p text:style-name="P1"><text:span text:style-name="T1">3b. Start all attributes at 7</text:span></text:p>
      <text:p text:style-name="P1"><text:span text:style-name="T1">3c. 8 to 15 1 point each,16 to 18 2 points, 19 to 20 3 points each</text:span></text:p>
      <text:p text:style-name="P1"><text:span text:style-name="T1">3d. (optinal) spend CP to increase attribute points (1 cp to 2 attribute points)</text:span></text:p>
      <text:p text:style-name="P1"><text:span text:style-name="T1">4 determine Luck value based on setting (11,13,15)</text:span></text:p>
      <text:p text:style-name="P1"><text:span text:style-name="T1">5. determine Natural skill levels</text:span></text:p>
      <text:p text:style-name="P1"><text:span text:style-name="T1">6a.(optional) Select Genetic type and spend CP to purchase</text:span></text:p>
      <text:p text:style-name="P1"><text:span text:style-name="T1">6b calculate new attributes and Natural skills</text:span></text:p>
      <text:p text:style-name="P1"><text:span text:style-name="T1">7a. (optional) Purchase Mutations with CP</text:span></text:p>
      <text:p text:style-name="P1"><text:span text:style-name="T1">7b (optional) roll for free ramdom mutation</text:span></text:p>
      <text:p text:style-name="P1"><text:span text:style-name="T1">8a (optional) purchase polaris effect (5cp)</text:span></text:p>
      <text:p text:style-name="P1"><text:span text:style-name="T1">8b.Roll for free power</text:span></text:p>
      <text:p text:style-name="P1"><text:span text:style-name="T1">8c. Purchase up to 3 more powers for 1CP each</text:span></text:p>
      <text:p text:style-name="P1"><text:span text:style-name="T1">8d.First power =Roll once, second power = roll twice and choose, third power =roll 3 times and choose</text:span></text:p>
      <text:p text:style-name="P1"><text:span text:style-name="T1">9. Determine starting age 17 or 14+ 1 to 4</text:span></text:p>
      <text:p text:style-name="P1"><text:span text:style-name="T1">10a. Determine origin by choice or ramdom</text:span></text:p>
      <text:p text:style-name="P1"><text:span text:style-name="T1">10b make any skill choices</text:span></text:p>
      <text:p text:style-name="P1"><text:span text:style-name="T1">10c<text:s text:c="2"/>apply skills</text:span></text:p>
      <text:p text:style-name="P1"><text:span text:style-name="T1">11a. Determine Starting orgin by choice or ramdom Removing invalid options</text:span></text:p>
      <text:p text:style-name="P1"><text:span text:style-name="T1">11b make any skill choices</text:span></text:p>
      <text:p text:style-name="P1"><text:span text:style-name="T1">11c<text:s text:c="2"/>apply skills</text:span></text:p>
      <text:p text:style-name="P1"><text:span text:style-name="T1">12a Choose intial training or ramdom removing invalid options</text:span></text:p>
      <text:p text:style-name="P1"><text:span text:style-name="T1">12b Make any specialty choice</text:span></text:p>
      <text:p text:style-name="P1"><text:span text:style-name="T1">12c make any skill choices</text:span></text:p>
      <text:p text:style-name="P1"><text:span text:style-name="T1">12d apply to skills</text:span></text:p>
      <text:p text:style-name="P1"><text:span text:style-name="T1">13a (optional) If qualified choose higher education at 1cp each and adding 2 years to age</text:span></text:p>
      <text:p text:style-name="P1"><text:span text:style-name="T1">13b make any skill choices</text:span></text:p>
      <text:p text:style-name="P1"><text:span text:style-name="T1">13c<text:s text:c="2"/>apply skills</text:span></text:p>
      <text:p text:style-name="P1"><text:span text:style-name="T1">14a Choose profession costing 1 cp and add 1 year to age</text:span></text:p>
      <text:p text:style-name="P1"><text:span text:style-name="T1">14b choose skills</text:span></text:p>
      <text:p text:style-name="P1"><text:span text:style-name="T1">14c apply skills</text:span></text:p>
      <text:p text:style-name="P1"><text:span text:style-name="T1">14d add automatic advantages and disadvantages</text:span></text:p>
      <text:p text:style-name="P1"><text:span text:style-name="T1">14e (optinal) roll a setback to gain 5 more points of advanatages</text:span></text:p>
      <text:p text:style-name="P1"><text:span text:style-name="T1">14f increase savings</text:span></text:p>
      <text:p text:style-name="P1"><text:span text:style-name="T1">14g Repeat 14 as desired</text:span></text:p>
      <text:p text:style-name="P1"><text:span text:style-name="T1">15 Apply agging effects</text:span></text:p>
      <text:p text:style-name="P1"><text:span text:style-name="T1">16 Buy advantages or disadvanatages</text:span></text:p>
      <text:p text:style-name="P1"><text:span text:style-name="T1">17 Determine Fertility</text:span></text:p>
      <text:p text:style-name="P1"><text:span text:style-name="T1">18 determine handness</text:span></text:p>
      <text:p text:style-name="P1"><text:span text:style-name="T1">19 gender</text:span></text:p>
      <text:p text:style-name="P1"><text:span text:style-name="T1">20 Pause to allow all CP to be spent</text:span></text:p>
      <text:p text:style-name="P1"><text:span text:style-name="T1">21a calculate secondary attibutes</text:span></text:p>
      <text:p text:style-name="P1"><text:span text:style-name="T1">21b Calculate Reaction</text:span></text:p>
      <text:p text:style-name="P1"><text:span text:style-name="T1">21c Calculate Melee damage modifier</text:span></text:p>
      <text:p text:style-name="P1"><text:span text:style-name="T1">22d Calculate shock resistance</text:span></text:p>
      <text:p text:style-name="P1"><text:span text:style-name="T1">22e calculate Damage resistance</text:span></text:p>
      <text:p text:style-name="P1"><text:span text:style-name="T1">22f calculate natural resitance</text:span></text:p>
      <text:p text:style-name="P1"><text:span text:style-name="T1">22g calculate suspend breathing</text:span></text:p>
      <text:p text:style-name="P1"><text:span text:style-name="T1">23 display Final shee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